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164.48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67.54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4.87mm"/>
    </style:style>
    <style:style style:name="co8" style:family="table-column">
      <style:table-column-properties fo:break-before="auto" style:column-width="187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33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sty_Phase1_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PIC</text:p>
          </table:table-cell>
          <table:table-cell table:style-name="ce2" office:value-type="string" calcext:value-type="string">
            <text:p>User Story</text:p>
          </table:table-cell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Dependances</text:p>
          </table:table-cell>
          <table:table-cell table:style-name="ce2" office:value-type="string" calcext:value-type="string">
            <text:p>Sprint</text:p>
          </table:table-cell>
        </table:table-row>
        <table:table-row table:style-name="ro1">
          <table:table-cell office:value-type="string" calcext:value-type="string">
            <text:p>Listy p1 vue Liste</text:p>
          </table:table-cell>
          <table:table-cell office:value-type="string" calcext:value-type="string">
            <text:p>l'utilisateur doit pouvoir créer une nouvelle lis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utilisateur doit pouvoir sauvegarder la liste qu'il a cr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utilisateur doit pouvoir charger une liste à précédemment sauvegardé grâce à son identifiant uniq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utilisateur doit pouvoir changer l'identifiant unique de la liste qu'il est entrain de manipul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utilisateur doit pouvoir ajouter un item à la liste qu'il manipu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utilisateur doit pouvoir supprimmer des items à la liste qu'il manip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y p1 général</text:p>
          </table:table-cell>
          <table:table-cell office:value-type="string" calcext:value-type="string">
            <text:p>L'utilisateur doit pouvoir utiliser Listy sur son téléphone por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y p1 vue edition d'un item</text:p>
          </table:table-cell>
          <table:table-cell table:number-columns-repeated="4"/>
        </table:table-row>
      </table:table>
      <table:table table:name="Sheet2" table:style-name="ta1"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<text:a xlink:href="https://tree.taiga.io/project/brieg-listy/us/5" xlink:type="simple">#5 En tant qu'utilisateur, je veux pouvoir créer un nouvelle liste de courses</text:a></text:p>
          </table:table-cell>
          <table:table-cell office:value-type="string" calcext:value-type="string">
            <text:p>l'utilisateur doit pouvoir créer une nouvelle liste</text:p>
          </table:table-cell>
        </table:table-row>
        <table:table-row table:style-name="ro1">
          <table:table-cell office:value-type="string" calcext:value-type="string">
            <text:p><text:a xlink:href="https://tree.taiga.io/project/brieg-listy/us/6" xlink:type="simple">#6 En tant qu'utilisateur, je veux pouvoir sauvegarder une liste de courses avec un identifiant unique (nom)</text:a> </text:p>
          </table:table-cell>
          <table:table-cell office:value-type="string" calcext:value-type="string">
            <text:p>L'utilisateur doit pouvoir sauvegarder la liste qu'il a crée</text:p>
          </table:table-cell>
        </table:table-row>
        <table:table-row table:style-name="ro1">
          <table:table-cell office:value-type="string" calcext:value-type="string">
            <text:p><text:a xlink:href="https://tree.taiga.io/project/brieg-listy/us/7" xlink:type="simple">#7 En tant qu'utilisateur, je veux pouvoir charger une liste de courses préalablement sauvegardé en utilisant son identifiant unique (nom)</text:a></text:p>
          </table:table-cell>
          <table:table-cell office:value-type="string" calcext:value-type="string">
            <text:p>l'utilisateur doit pouvoir charger une liste à précédemment sauvegardé grâce à son identifiant unique</text:p>
          </table:table-cell>
        </table:table-row>
        <table:table-row table:style-name="ro2">
          <table:table-cell office:value-type="string" calcext:value-type="string">
            <text:p><text:a xlink:href="https://tree.taiga.io/project/brieg-listy/us/8" xlink:type="simple">#8 En tant qu'utilisateur, je veux pouvoir changer l'identifiant unique d'une liste de courses sans que celui-ci n'entre en conflit avec l'identifiant d'une autre liste</text:a> </text:p>
          </table:table-cell>
          <table:table-cell office:value-type="string" calcext:value-type="string">
            <text:p>l'utilisateur doit pouvoir changer l'identifiant unique de la liste qu'il est entrain de manipuler</text:p>
          </table:table-cell>
        </table:table-row>
        <table:table-row table:style-name="ro1">
          <table:table-cell office:value-type="string" calcext:value-type="string">
            <text:p><text:a xlink:href="https://tree.taiga.io/project/brieg-listy/us/9" xlink:type="simple">#9 En tant qu'utilisateur, je veux pouvoir ajouter des items à une liste de courses ouverte</text:a></text:p>
          </table:table-cell>
          <table:table-cell office:value-type="string" calcext:value-type="string">
            <text:p>L'utilisateur doit pouvoir ajouter un item à la liste qu'il manipule</text:p>
          </table:table-cell>
        </table:table-row>
        <table:table-row table:style-name="ro1">
          <table:table-cell office:value-type="string" calcext:value-type="string">
            <text:p><text:a xlink:href="https://tree.taiga.io/project/brieg-listy/us/10" xlink:type="simple">#10 En tant qu'utilisateur, je veux pouvoir supprimer des items à une liste de courses ouverte</text:a></text:p>
          </table:table-cell>
          <table:table-cell office:value-type="string" calcext:value-type="string">
            <text:p>L'utilisateur doit pouvoir supprimmer des items à la liste qu'il manip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22:22:09.070991789</dc:date>
    <dc:creator>Brieg </dc:creator>
    <meta:editing-duration>PT16M4S</meta:editing-duration>
    <meta:editing-cycles>2</meta:editing-cycles>
    <meta:generator>LibreOffice/5.0.3.2$Linux_X86_64 LibreOffice_project/00m0$Build-2</meta:generator>
    <meta:document-statistic meta:table-count="2" meta:cell-count="27" meta:object-count="0"/>
  </office:meta>
</office:document-meta>
</file>